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00057" officeooo:paragraph-rsid="00000057" style:font-size-asian="12.25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1480e" officeooo:paragraph-rsid="0001480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31ae" officeooo:paragraph-rsid="000231a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b1718" officeooo:paragraph-rsid="011e81a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2338fc" officeooo:paragraph-rsid="012338f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000057" officeooo:paragraph-rsid="0000005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normal" officeooo:rsid="00668a64" officeooo:paragraph-rsid="010dfb9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normal" officeooo:rsid="00da8626" officeooo:paragraph-rsid="00eb7f3d" style:font-size-asian="16pt" style:font-weight-asian="normal" style:font-size-complex="16pt" style:font-weight-complex="normal"/>
    </style:style>
    <style:style style:name="P13" style:family="paragraph" style:parent-style-name="Preformatted_20_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language="ru" fo:country="RU" officeooo:rsid="000b4648" officeooo:paragraph-rsid="00d92fc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d1e2c" officeooo:paragraph-rsid="000d1e2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11e81a6"/>
    </style:style>
    <style:style style:name="P16" style:family="paragraph" style:parent-style-name="Standard">
      <style:paragraph-properties fo:text-align="center" style:justify-single-word="false"/>
      <style:text-properties officeooo:rsid="00205203" officeooo:paragraph-rsid="00205203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151a4f7" officeooo:paragraph-rsid="01534ad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1534ad4" officeooo:paragraph-rsid="01534ad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5690d1" officeooo:paragraph-rsid="015690d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15690d1" officeooo:paragraph-rsid="016cea12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151a4f7" officeooo:paragraph-rsid="01534ad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language="ru" fo:country="RU" officeooo:rsid="0175cf38" officeooo:paragraph-rsid="0175cf38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661de" officeooo:paragraph-rsid="0173f57e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bold" officeooo:rsid="0161ad2e" officeooo:paragraph-rsid="0161ad2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 New" fo:font-style="normal" fo:font-weight="normal" officeooo:rsid="0161ad2e" officeooo:paragraph-rsid="0161ad2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officeooo:rsid="00205203" officeooo:paragraph-rsid="0020520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d874e5"/>
    </style:style>
    <style:style style:name="T3" style:family="text">
      <style:text-properties fo:language="en" fo:country="US" officeooo:rsid="014eab2c"/>
    </style:style>
    <style:style style:name="T4" style:family="text">
      <style:text-properties fo:language="en" fo:country="US" officeooo:rsid="017220df"/>
    </style:style>
    <style:style style:name="T5" style:family="text">
      <style:text-properties fo:language="en" fo:country="US" officeooo:rsid="01754e31"/>
    </style:style>
    <style:style style:name="T6" style:family="text">
      <style:text-properties fo:language="en" fo:country="US" officeooo:rsid="017c537a"/>
    </style:style>
    <style:style style:name="T7" style:family="text">
      <style:text-properties fo:language="ru" fo:country="RU" officeooo:rsid="00d58d01"/>
    </style:style>
    <style:style style:name="T8" style:family="text">
      <style:text-properties fo:language="ru" fo:country="RU" officeooo:rsid="00da8626"/>
    </style:style>
    <style:style style:name="T9" style:family="text">
      <style:text-properties fo:language="ru" fo:country="RU" officeooo:rsid="00dbef47"/>
    </style:style>
    <style:style style:name="T10" style:family="text">
      <style:text-properties fo:language="ru" fo:country="RU" officeooo:rsid="014f70b6"/>
    </style:style>
    <style:style style:name="T11" style:family="text">
      <style:text-properties style:font-name="Times New Roman" fo:font-size="14pt" fo:language="ru" fo:country="RU" fo:font-weight="bold" style:font-size-asian="12.25pt" style:font-weight-asian="bold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officeooo:rsid="000b1718" style:font-size-asian="12.25pt" style:font-weight-asian="bold" style:font-size-complex="14pt" style:font-weight-complex="bold"/>
    </style:style>
    <style:style style:name="T13" style:family="text">
      <style:text-properties style:font-name="Times New Roman" fo:font-size="14pt" fo:language="ru" fo:country="RU" style:font-size-asian="14pt" style:font-size-complex="14pt"/>
    </style:style>
    <style:style style:name="T14" style:family="text">
      <style:text-properties style:font-name="Times New Roman" fo:font-size="14pt" fo:language="ru" fo:country="RU" officeooo:rsid="000b4648" style:font-size-asian="14pt" style:font-size-complex="14pt"/>
    </style:style>
    <style:style style:name="T15" style:family="text">
      <style:text-properties style:font-name="Times New Roman" fo:font-size="14pt" fo:language="ru" fo:country="RU" fo:font-weight="normal" officeooo:rsid="011e81a6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17" style:family="text">
      <style:text-properties style:font-name="Times New Roman" fo:font-size="14pt" fo:language="ru" fo:country="RU" fo:font-style="normal" officeooo:rsid="01390a3a" style:font-size-asian="14pt" style:font-style-asian="normal" style:font-size-complex="14pt" style:font-style-complex="normal"/>
    </style:style>
    <style:style style:name="T18" style:family="text">
      <style:text-properties style:font-name="Times New Roman" fo:font-size="14pt" fo:language="ru" fo:country="RU" fo:font-style="normal" officeooo:rsid="01534ad4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language="ru" fo:country="RU" fo:font-style="normal" officeooo:rsid="0156317d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language="ru" fo:country="RU" fo:font-style="normal" officeooo:rsid="015cabec" style:font-size-asian="14pt" style:font-style-asian="normal" style:font-size-complex="14pt" style:font-style-complex="normal"/>
    </style:style>
    <style:style style:name="T21" style:family="text">
      <style:text-properties style:font-name="Times New Roman" fo:font-size="14pt" fo:language="ru" fo:country="RU" fo:font-style="normal" officeooo:rsid="016b475e" style:font-size-asian="14pt" style:font-style-asian="normal" style:font-size-complex="14pt" style:font-style-complex="normal"/>
    </style:style>
    <style:style style:name="T22" style:family="text">
      <style:text-properties style:font-name="Times New Roman" fo:font-size="14pt" fo:language="ru" fo:country="RU" fo:font-style="normal" officeooo:rsid="016d9f20" style:font-size-asian="14pt" style:font-style-asian="normal" style:font-size-complex="14pt" style:font-style-complex="normal"/>
    </style:style>
    <style:style style:name="T23" style:family="text">
      <style:text-properties style:font-name="Times New Roman" fo:font-size="14pt" fo:language="ru" fo:country="RU" fo:font-style="normal" officeooo:rsid="016e7490" style:font-size-asian="14pt" style:font-style-asian="normal" style:font-size-complex="14pt" style:font-style-complex="normal"/>
    </style:style>
    <style:style style:name="T24" style:family="text">
      <style:text-properties style:font-name="Times New Roman" fo:font-size="14pt" fo:language="en" fo:country="US" fo:font-weight="bold" officeooo:rsid="000b1718" style:font-size-asian="12.25pt" style:font-weight-asian="bold" style:font-size-complex="14pt" style:font-weight-complex="bold"/>
    </style:style>
    <style:style style:name="T25" style:family="text">
      <style:text-properties style:font-name="Times New Roman" fo:font-size="14pt" fo:language="en" fo:country="US" fo:font-weight="normal" officeooo:rsid="01513c74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27" style:family="text">
      <style:text-properties style:font-name="Times New Roman" fo:font-size="14pt" fo:language="en" fo:country="US" fo:font-style="italic" officeooo:rsid="015cabec" style:font-size-asian="14pt" style:font-style-asian="italic" style:font-size-complex="14pt" style:font-style-complex="italic"/>
    </style:style>
    <style:style style:name="T28" style:family="text">
      <style:text-properties style:font-name="Times New Roman" fo:font-size="14pt" fo:language="en" fo:country="US" fo:font-style="italic" fo:font-weight="normal" officeooo:rsid="01513c74" style:font-size-asian="12.25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30" style:family="text">
      <style:text-properties style:font-name="Times New Roman" fo:font-size="14pt" fo:language="en" fo:country="US" fo:font-style="normal" officeooo:rsid="015cabec" style:font-size-asian="14pt" style:font-style-asian="normal" style:font-size-complex="14pt" style:font-style-complex="normal"/>
    </style:style>
    <style:style style:name="T31" style:family="text">
      <style:text-properties style:font-name="Times New Roman" fo:language="ru" fo:country="RU" fo:font-style="normal" style:font-style-asian="normal" style:font-style-complex="normal"/>
    </style:style>
    <style:style style:name="T32" style:family="text">
      <style:text-properties style:font-name="Times New Roman" fo:language="ru" fo:country="RU" fo:font-style="normal" officeooo:rsid="01534ad4" style:font-style-asian="normal" style:font-style-complex="normal"/>
    </style:style>
    <style:style style:name="T33" style:family="text">
      <style:text-properties officeooo:rsid="00ad5cad"/>
    </style:style>
    <style:style style:name="T34" style:family="text">
      <style:text-properties officeooo:rsid="00d58d01"/>
    </style:style>
    <style:style style:name="T35" style:family="text">
      <style:text-properties officeooo:rsid="00d67fd1"/>
    </style:style>
    <style:style style:name="T36" style:family="text">
      <style:text-properties officeooo:rsid="00d79b3a"/>
    </style:style>
    <style:style style:name="T37" style:family="text">
      <style:text-properties officeooo:rsid="00d874e5"/>
    </style:style>
    <style:style style:name="T38" style:family="text">
      <style:text-properties officeooo:rsid="00e98d30"/>
    </style:style>
    <style:style style:name="T39" style:family="text">
      <style:text-properties officeooo:rsid="010805bf"/>
    </style:style>
    <style:style style:name="T40" style:family="text">
      <style:text-properties officeooo:rsid="01085585"/>
    </style:style>
    <style:style style:name="T41" style:family="text">
      <style:text-properties fo:font-variant="normal" fo:text-transform="none" fo:color="#000000" loext:opacity="100%" fo:font-size="14pt" fo:letter-spacing="normal" fo:language="en" fo:country="US" fo:font-style="normal" fo:font-weight="normal" style:font-size-asian="12.25pt" style:font-weight-asian="normal" style:font-size-complex="14pt" style:font-weight-complex="normal"/>
    </style:style>
    <style:style style:name="T42" style:family="text">
      <style:text-properties fo:font-variant="normal" fo:text-transform="none" fo:color="#000000" loext:opacity="100%" fo:font-size="14pt" fo:letter-spacing="normal" fo:language="en" fo:country="US" fo:font-style="normal" fo:font-weight="normal" officeooo:rsid="01367cea" style:font-size-asian="12.25pt" style:font-weight-asian="normal" style:font-size-complex="14pt" style:font-weight-complex="normal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style:font-size-asian="12.25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367cea" style:font-size-asian="12.25pt" style:font-weight-asian="normal" style:font-size-complex="14pt" style:font-weight-complex="normal"/>
    </style:style>
    <style:style style:name="T45" style:family="text">
      <style:text-properties officeooo:rsid="0141a836"/>
    </style:style>
    <style:style style:name="T46" style:family="text">
      <style:text-properties officeooo:rsid="0150017c"/>
    </style:style>
    <style:style style:name="T47" style:family="text">
      <style:text-properties officeooo:rsid="01592bb7"/>
    </style:style>
    <style:style style:name="T48" style:family="text">
      <style:text-properties officeooo:rsid="016933d3"/>
    </style:style>
    <style:style style:name="T49" style:family="text">
      <style:text-properties officeooo:rsid="017134a5"/>
    </style:style>
    <style:style style:name="T50" style:family="text">
      <style:text-properties officeooo:rsid="017220df"/>
    </style:style>
    <style:style style:name="T51" style:family="text">
      <style:text-properties officeooo:rsid="01754e31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9">Московский авиационный институт</text:p>
      <text:p text:style-name="P9">(национальный исследовательский университет)</text:p>
      <text:p text:style-name="P9"/>
      <text:p text:style-name="P9"/>
      <text:p text:style-name="P9"/>
      <text:p text:style-name="P9"/>
      <text:p text:style-name="P9"/>
      <text:p text:style-name="P10">Факультет информационных технологий и прикладной математики</text:p>
      <text:p text:style-name="P10"/>
      <text:p text:style-name="P10"/>
      <text:p text:style-name="P10"/>
      <text:p text:style-name="P10">Кафедра вычислительной математики и программирования</text:p>
      <text:p text:style-name="P10"/>
      <text:p text:style-name="P10"/>
      <text:p text:style-name="P10"/>
      <text:p text:style-name="P10"><text:span text:style-name="T34">Лабораторная</text:span><text:span text:style-name="T33"> работа</text:span> <text:span text:style-name="T38">№</text:span><text:span text:style-name="T3">3</text:span><text:span text:style-name="T38"> </text:span>по курсу «<text:span text:style-name="T34">Криптография</text:span>»</text:p>
      <text:p text:style-name="P3"/>
      <text:p text:style-name="P12"/>
      <text:p text:style-name="P11"><text:span text:style-name="T8">«</text:span><text:span text:style-name="T10">Эллиптические кривые</text:span><text:span text:style-name="T9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удент: Ф.М. Шавандрин</text:p>
      <text:p text:style-name="P2">Преподаватель<text:span text:style-name="T1">: </text:span><text:span text:style-name="T7">А.В. Борисов</text:span></text:p>
      <text:p text:style-name="P4">Группа: М8О-308Б-19</text:p>
      <text:p text:style-name="P4">Дата: <text:span text:style-name="T46">04</text:span>.<text:span text:style-name="T35">0</text:span><text:span text:style-name="T46">5</text:span>.202<text:span text:style-name="T35">2</text:span></text:p>
      <text:p text:style-name="P4">Оценка:</text:p>
      <text:p text:style-name="P4">Подпись:</text:p>
      <text:p text:style-name="P4"/>
      <text:p text:style-name="P4"/>
      <text:p text:style-name="P4"/>
      <text:p text:style-name="P4"/>
      <text:p text:style-name="P4"/>
      <text:p text:style-name="P5">Москва, 202<text:span text:style-name="T36">2</text:span></text:p>
      <text:p text:style-name="P7"/>
      <text:p text:style-name="P15"><text:soft-page-break/><text:span text:style-name="T12">Задача</text:span><text:span text:style-name="T24">: </text:span><text:span text:style-name="T15">Подобрать такую эллиптическую кривую, порядок точки которой полным перебором находится за 10 минут на ПК. Упомянуть в отчёте результаты замеров работы программы, характеристики вычислителя. Также указать какие алгоритмы и/или теоремы существуют для облегчения и ускорения решения задачи полного перебора. Рассмотреть для случая конечного простого поля </text:span><text:span text:style-name="T28">Z_p</text:span><text:span text:style-name="T25">.</text:span></text:p>
      <text:p text:style-name="P13"/>
      <text:p text:style-name="P14"><text:span text:style-name="T14">О</text:span><text:span text:style-name="T13">писание</text:span></text:p>
      <text:p text:style-name="P17"><text:span text:style-name="T17">Э</text:span><text:span text:style-name="T16">ллиптическ</text:span><text:span text:style-name="T18">ая</text:span><text:span text:style-name="T16"> крив</text:span><text:span text:style-name="T18">ая</text:span><text:span text:style-name="T16"> — </text:span><text:span text:style-name="T18">это множество точек, описываемое уравнением:</text:span></text:p>
      <text:p text:style-name="P21"><text:span text:style-name="T32"><draw:frame draw:style-name="fr1" draw:name="Объект1" text:anchor-type="as-char" svg:width="2.53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1">,</text:span></text:p>
      <text:p text:style-name="P18"><text:span text:style-name="T16">где </text:span><text:span text:style-name="T26">a</text:span><text:span text:style-name="T29">, </text:span><text:span text:style-name="T26">b</text:span><text:span text:style-name="T29"> —</text:span><text:span text:style-name="T16"> некоторые коэффициенты и</text:span><text:span text:style-name="T26"><draw:frame draw:style-name="fr1" draw:name="Объект2" text:anchor-type="as-char" svg:width="2.501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9">(необходимо, чтобы исключить особые кривые).</text:span></text:p>
      <text:p text:style-name="P20"><text:span text:style-name="T19">К</text:span><text:span text:style-name="T16">оэффициенты </text:span><text:span text:style-name="T26">a</text:span><text:span text:style-name="T29"> </text:span><text:span text:style-name="T16">и </text:span><text:span text:style-name="T26">b</text:span><text:span text:style-name="T29"> </text:span><text:span text:style-name="T16">я подбираю случайным образом (для этого есть соответствующая функция), в качестве простого числа </text:span><text:span text:style-name="T26">p</text:span><text:span text:style-name="T29"> </text:span><text:span text:style-name="T16">я выбрал 20929. </text:span><text:span text:style-name="T20">Сначала я нахожу все точки конечного простого поля </text:span><text:span text:style-name="T27">Z_p</text:span><text:span text:style-name="T30">, </text:span><text:span text:style-name="T20">которые принадлежат эллиптической кривой, </text:span><text:span text:style-name="T21">полным перебором за </text:span><draw:frame draw:style-name="fr1" draw:name="Объект3" text:anchor-type="as-char" svg:width="1.214cm" svg:height="0.55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 <text:span text:style-name="T20">затем для случайно выбранной точки считаю её порядок </text:span><text:span text:style-name="T22">путём </text:span><text:span text:style-name="T23">последовательного сложения самой с собой, пока результат не будет равен (0, 0).</text:span></text:p>
      <text:p text:style-name="P19"><text:span text:style-name="T20"/></text:p>
      <text:p text:style-name="P24"><text:span text:style-name="T20">К</text:span><text:span text:style-name="T16">од</text:span></text:p>
      <text:p text:style-name="P25">import random</text:p>
      <text:p text:style-name="P25">import time</text:p>
      <text:p text:style-name="P25"/>
      <text:p text:style-name="P25">def extended_euclidean_algorithm(a, b):</text:p>
      <text:p text:style-name="P25"><text:s text:c="4"/>"""</text:p>
      <text:p text:style-name="P25"><text:s text:c="4"/>Returns (gcd, x, y) such that a * x + b * y == gcd, where gcd = GCD(a, b)</text:p>
      <text:p text:style-name="P25"><text:s text:c="4"/>Algorithm complexity - O(log b)</text:p>
      <text:p text:style-name="P25"/>
      <text:p text:style-name="P25"><text:s text:c="4"/>P.S. This code was taken from this URL: https://habr.com/ru/post/335906/</text:p>
      <text:p text:style-name="P25"><text:s text:c="4"/>"""</text:p>
      <text:p text:style-name="P25"><text:s text:c="4"/>s, old_s = 0, 1</text:p>
      <text:p text:style-name="P25"><text:s text:c="4"/>t, old_t = 1, 0</text:p>
      <text:p text:style-name="P25"><text:s text:c="4"/>r, old_r = b, a</text:p>
      <text:p text:style-name="P25"/>
      <text:p text:style-name="P25"><text:s text:c="4"/>while r != 0:</text:p>
      <text:p text:style-name="P25"><text:s text:c="8"/>quotient = old_r // r</text:p>
      <text:p text:style-name="P25"><text:s text:c="8"/>old_r, r = r, old_r - quotient * r</text:p>
      <text:p text:style-name="P25"><text:s text:c="8"/>old_s, s = s, old_s - quotient * s</text:p>
      <text:p text:style-name="P25"><text:s text:c="8"/>old_t, t = t, old_t - quotient * t</text:p>
      <text:p text:style-name="P25"/>
      <text:p text:style-name="P25"><text:s text:c="4"/>return old_r, old_s, old_t</text:p>
      <text:p text:style-name="P25"/>
      <text:p text:style-name="P25"/>
      <text:p text:style-name="P25">def inverse_of(n, p):</text:p>
      <text:p text:style-name="P25"><text:s text:c="4"/>"""</text:p>
      <text:p text:style-name="P25"><text:s text:c="4"/>Returns m such that (n * m) % p == 1</text:p>
      <text:p text:style-name="P25"/>
      <text:p text:style-name="P25"><text:s text:c="4"/>P.S. This code was taken from this URL: <text:soft-page-break/>https://habr.com/ru/post/335906/</text:p>
      <text:p text:style-name="P25"><text:s text:c="4"/>"""</text:p>
      <text:p text:style-name="P25"><text:s text:c="4"/>gcd, x, y = extended_euclidean_algorithm(n, p)</text:p>
      <text:p text:style-name="P25"><text:s text:c="4"/>assert (n * x + p * y) % p == gcd</text:p>
      <text:p text:style-name="P25"/>
      <text:p text:style-name="P25"><text:s text:c="4"/>if gcd != 1:</text:p>
      <text:p text:style-name="P25"><text:s text:c="8"/># Или n равно 0, или p не является простым.</text:p>
      <text:p text:style-name="P25"><text:s text:c="8"/>raise ValueError(</text:p>
      <text:p text:style-name="P25"><text:s text:c="12"/>'{} has no multiplicative inverse '</text:p>
      <text:p text:style-name="P25"><text:s text:c="12"/>'modulo {}'.format(n, p))</text:p>
      <text:p text:style-name="P25"><text:s text:c="4"/>else:</text:p>
      <text:p text:style-name="P25"><text:s text:c="8"/>return x % p</text:p>
      <text:p text:style-name="P25"/>
      <text:p text:style-name="P25"/>
      <text:p text:style-name="P25">def generate_params(start, end):</text:p>
      <text:p text:style-name="P25"><text:s text:c="4"/>a = random.randint(start, end)</text:p>
      <text:p text:style-name="P25"><text:s text:c="4"/>b = random.randint(start, end)</text:p>
      <text:p text:style-name="P25"><text:s text:c="4"/>while 4 * a ** 3 + 27 * b ** 2 != 0:</text:p>
      <text:p text:style-name="P25"><text:s text:c="8"/>a = random.randint(start, end)</text:p>
      <text:p text:style-name="P25"><text:s text:c="8"/>b = random.randint(start, end)</text:p>
      <text:p text:style-name="P25"><text:s text:c="4"/>return a, b</text:p>
      <text:p text:style-name="P25"/>
      <text:p text:style-name="P25"/>
      <text:p text:style-name="P25">def elliptic_curve(x, y, a, b, p):</text:p>
      <text:p text:style-name="P25"><text:s text:c="4"/>return y**2 % p == (x ** 3 + a * x + b) % p</text:p>
      <text:p text:style-name="P25"/>
      <text:p text:style-name="P25"/>
      <text:p text:style-name="P25">def get_points(a, b, p):</text:p>
      <text:p text:style-name="P25"><text:s text:c="4"/>points = []</text:p>
      <text:p text:style-name="P25"><text:s text:c="4"/>for x in range(0, p):</text:p>
      <text:p text:style-name="P25"><text:s text:c="8"/>for y in range(0, p):</text:p>
      <text:p text:style-name="P25"><text:s text:c="12"/>if elliptic_curve(x, y, a, b, p):</text:p>
      <text:p text:style-name="P25"><text:s text:c="16"/>points.append((x, y))</text:p>
      <text:p text:style-name="P25"><text:s text:c="4"/>return points, len(points)</text:p>
      <text:p text:style-name="P25"/>
      <text:p text:style-name="P25"/>
      <text:p text:style-name="P25">def algebraic_sum(point1, point2, a, p):</text:p>
      <text:p text:style-name="P25"><text:s text:c="4"/>if point1 == (0,0):</text:p>
      <text:p text:style-name="P25"><text:s text:c="8"/>return point2</text:p>
      <text:p text:style-name="P25"><text:s text:c="4"/>elif point2 == (0,0):</text:p>
      <text:p text:style-name="P25"><text:s text:c="8"/>return point1</text:p>
      <text:p text:style-name="P25"><text:s text:c="4"/>elif point1[0] == point2[0] and point1[1] != point2[1]:</text:p>
      <text:p text:style-name="P25"><text:s text:c="8"/>return (0,0)</text:p>
      <text:p text:style-name="P25"><text:s text:c="4"/></text:p>
      <text:p text:style-name="P25"><text:s text:c="4"/>if point1 == point2:</text:p>
      <text:p text:style-name="P25"><text:s text:c="8"/>m = (3 * point1[0] ** 2 + a) * inverse_of(2 * point1[1], p)</text:p>
      <text:p text:style-name="P25"><text:s text:c="4"/>else:</text:p>
      <text:p text:style-name="P25"><text:s text:c="8"/>m = (point1[1] - point2[1]) * inverse_of(point1[0] - point2[0], p)</text:p>
      <text:p text:style-name="P25"><text:s text:c="4"/></text:p>
      <text:p text:style-name="P25"><text:s text:c="4"/>x_r = (m ** 2 - point1[0] - point2[0]) % p</text:p>
      <text:p text:style-name="P25"><text:s text:c="4"/>y_r = (point2[1] + m * (x_r - point2[0])) % p</text:p>
      <text:p text:style-name="P25"><text:soft-page-break/><text:s text:c="4"/>return (x_r, -y_r % p)</text:p>
      <text:p text:style-name="P25"/>
      <text:p text:style-name="P25"/>
      <text:p text:style-name="P25">def point_order(point, a, p):</text:p>
      <text:p text:style-name="P25"><text:s text:c="4"/>order = 0</text:p>
      <text:p text:style-name="P25"><text:s text:c="4"/>new_point = point</text:p>
      <text:p text:style-name="P25"><text:s text:c="4"/>while new_point != (0,0):</text:p>
      <text:p text:style-name="P25"><text:s text:c="8"/>order += 1</text:p>
      <text:p text:style-name="P25"><text:s text:c="8"/>new_point = algebraic_sum(point, new_point, a, p)</text:p>
      <text:p text:style-name="P25"><text:s text:c="4"/>return order</text:p>
      <text:p text:style-name="P25"/>
      <text:p text:style-name="P25">if __name__ == '__main__':</text:p>
      <text:p text:style-name="P25"><text:s text:c="4"/>a, b = generate_params(1000, 10000) # random parameters a and b</text:p>
      <text:p text:style-name="P25"><text:s text:c="4"/>p = 20929 # random prime number</text:p>
      <text:p text:style-name="P25"><text:s text:c="4"/>start = time.time()</text:p>
      <text:p text:style-name="P25"><text:s text:c="4"/>points, size = get_points(a, b, p)</text:p>
      <text:p text:style-name="P25"><text:s text:c="4"/>rand_point = points[random.randint(0, size)]</text:p>
      <text:p text:style-name="P25"><text:s text:c="4"/>print(f'Curve order is {size}')</text:p>
      <text:p text:style-name="P25"><text:s text:c="4"/>print(f'Order of point {rand_point} is {point_order(rand_point, a, p)}')</text:p>
      <text:p text:style-name="P25"><text:s text:c="4"/>finish = time.time()</text:p>
      <text:p text:style-name="P25"><text:s text:c="4"/>print(f"Time: {format(<text:span text:style-name="T6">finish</text:span> - start)} sec.")</text:p>
      <text:p text:style-name="P8"/>
      <text:p text:style-name="P16"><text:span text:style-name="T11">Результат работы</text:span></text:p>
      <text:p text:style-name="P26"><text:span text:style-name="T42">Curve order is 20747</text:span></text:p>
      <text:p text:style-name="P26"><text:span text:style-name="T42">Order of point (12828, 6631) is 5186</text:span></text:p>
      <text:p text:style-name="P26"><text:span text:style-name="T42">Time: 482.6038730144501 sec.</text:span></text:p>
      <text:p text:style-name="P22"><text:span text:style-name="T44">В</text:span><text:span text:style-name="T43">ычисления производились на процессоре </text:span><text:span text:style-name="T41">AMD FX-4100.</text:span></text:p>
      <text:p text:style-name="P22"><text:span text:style-name="T41"/></text:p>
      <text:p text:style-name="P6">Выводы</text:p>
      <text:p text:style-name="P23">Выполнив <text:span text:style-name="T45">л</text:span><text:span text:style-name="T37">абораторную работу </text:span><text:span text:style-name="T40">№</text:span><text:span text:style-name="T47">3</text:span><text:span text:style-name="T40"> </text:span><text:span text:style-name="T37">по курсу </text:span><text:span text:style-name="T2">“</text:span><text:span text:style-name="T37">Криптография</text:span><text:span text:style-name="T2">”, </text:span><text:span text:style-name="T39">я </text:span><text:span text:style-name="T48">познакомился с эллиптическими кривыми, </text:span><text:span text:style-name="T49">которые используются в различных алгоритмах для шифрования сообщений (</text:span><text:span text:style-name="T50">например, </text:span><text:span text:style-name="T4">ECDH </text:span><text:span text:style-name="T50">или </text:span><text:span text:style-name="T4">ECDSA</text:span><text:span text:style-name="T49">). </text:span><text:span text:style-name="T51">Что же касается более эффективного алгоритма, существует так называемый квантовый алгоритм Шора, временная сложность которого </text:span><draw:frame draw:style-name="fr1" draw:name="Объект4" text:anchor-type="as-char" svg:width="1.75cm" svg:height="0.55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20:00:25.737000000</dc:date>
    <meta:editing-duration>PT4H30M1S</meta:editing-duration>
    <meta:editing-cycles>287</meta:editing-cycles>
    <meta:generator>LibreOffice/7.2.0.4$Windows_X86_64 LibreOffice_project/9a9c6381e3f7a62afc1329bd359cc48accb6435b</meta:generator>
    <meta:document-statistic meta:table-count="0" meta:image-count="0" meta:object-count="4" meta:page-count="4" meta:paragraph-count="107" meta:word-count="648" meta:character-count="4359" meta:non-whitespace-character-count="3430"/>
  </office:meta>
</office:document-meta>
</file>

<file path=Object 1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2=x^3+ax+b</annotation>
  </semantics>
</math>
</file>

<file path=Object 2/content.xml><?xml version="1.0" encoding="utf-8"?>
<math xmlns="http://www.w3.org/1998/Math/MathML" display="block">
  <semantics>
    <mrow>
      <mn>4</mn>
      <mrow>
        <msup>
          <mi>a</mi>
          <mn>3</mn>
        </msup>
        <mo stretchy="false">+</mo>
        <mn>27</mn>
      </mrow>
      <msup>
        <mi>b</mi>
        <mn>2</mn>
      </msup>
      <mi>≠</mi>
      <mn>0</mn>
    </mrow>
    <annotation encoding="StarMath 5.0">4a^3 + 27b^2 ≠ 0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 mathvariant="italic">logn</mi>
            <mn>3</mn>
          </msup>
        </mrow>
        <mo fence="true" form="postfix" stretchy="false">)</mo>
      </mrow>
    </mrow>
    <annotation encoding="StarMath 5.0">O( logn^3 )</annotation>
  </semantics>
</math>
</file>